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93cm"/>
    </style:style>
    <style:style style:name="co5" style:family="table-column">
      <style:table-column-properties fo:break-before="auto" style:column-width="1.669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color="#800000" fo:font-size="13pt" fo:language="zxx" fo:country="none" style:font-name-asian="Lucida Sans Unicode" style:font-size-asian="13pt" style:language-asian="en" style:country-asian="US" style:font-size-complex="13pt" style:language-complex="en" style:country-complex="US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시트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2" table:default-cell-style-name="ce4"/>
        <table:table-column table:style-name="co5" table:default-cell-style-name="ce3"/>
        <table:table-column table:style-name="co5" table:default-cell-style-name="ce4"/>
        <table:table-column table:style-name="co3" table:number-columns-repeated="247" table:default-cell-style-name="Default"/>
        <table:table-row table:style-name="ro1">
          <table:table-cell table:style-name="ce1" office:value-type="string">
            <text:p>탬플릿이름</text:p>
          </table:table-cell>
          <table:table-cell table:style-name="ce1" office:value-type="string">
            <text:p>스프라이트경로</text:p>
          </table:table-cell>
          <table:table-cell table:style-name="ce1" office:value-type="string">
            <text:p>아이디</text:p>
          </table:table-cell>
          <table:table-cell table:style-name="ce1" office:value-type="string">
            <text:p>보여지는 이미지번호</text:p>
          </table:table-cell>
          <table:table-cell table:style-name="ce1" office:value-type="string">
            <text:p>인자1</text:p>
          </table:table-cell>
          <table:table-cell table:style-name="ce1" office:value-type="string">
            <text:p>인자2</text:p>
          </table:table-cell>
          <table:table-cell table:style-name="ce1" office:value-type="string">
            <text:p>인자3</text:p>
          </table:table-cell>
          <table:table-cell table:style-name="ce1" office:value-type="string">
            <text:p>인자4</text:p>
          </table:table-cell>
          <table:table-cell table:style-name="ce1" office:value-type="string">
            <text:p>인자5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electric_sh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bi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b2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p1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p2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p3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office:value-type="string">
            <text:p>crystal_g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6">
            <text:p>50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5" table:number-columns-repeated="247"/>
        </table:table-row>
        <table:table-row table:style-name="ro3">
          <table:table-cell office:value-type="string">
            <text:p>stone1_l</text:p>
          </table:table-cell>
          <table:table-cell office:value-type="string">
            <text:p>.\..\..\gfx\sprites\background\map_5.sprite</text:p>
          </table:table-cell>
          <table:table-cell office:value-type="float" office:value="600">
            <text:p>600</text:p>
          </table:table-cell>
          <table:table-cell table:number-columns-repeated="6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1_r</text:p>
          </table:table-cell>
          <table:table-cell office:value-type="string">
            <text:p>.\..\..\gfx\sprites\background\map_5.sprite</text:p>
          </table:table-cell>
          <table:table-cell office:value-type="float" office:value="601">
            <text:p>6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2_l</text:p>
          </table:table-cell>
          <table:table-cell office:value-type="string">
            <text:p>.\..\..\gfx\sprites\background\map_5.sprite</text:p>
          </table:table-cell>
          <table:table-cell office:value-type="float" office:value="602">
            <text:p>6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2_r</text:p>
          </table:table-cell>
          <table:table-cell office:value-type="string">
            <text:p>.\..\..\gfx\sprites\background\map_5.sprite</text:p>
          </table:table-cell>
          <table:table-cell office:value-type="float" office:value="603">
            <text:p>60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3_l</text:p>
          </table:table-cell>
          <table:table-cell office:value-type="string">
            <text:p>.\..\..\gfx\sprites\background\map_5.sprite</text:p>
          </table:table-cell>
          <table:table-cell office:value-type="float" office:value="604">
            <text:p>60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3_r</text:p>
          </table:table-cell>
          <table:table-cell office:value-type="string">
            <text:p>.\..\..\gfx\sprites\background\map_5.sprite</text:p>
          </table:table-cell>
          <table:table-cell office:value-type="float" office:value="605">
            <text:p>60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top1_l</text:p>
          </table:table-cell>
          <table:table-cell office:value-type="string">
            <text:p>.\..\..\gfx\sprites\background\map_5.sprite</text:p>
          </table:table-cell>
          <table:table-cell office:value-type="float" office:value="606">
            <text:p>606</text:p>
          </table:table-cell>
          <table:table-cell table:number-columns-repeated="2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top1_r</text:p>
          </table:table-cell>
          <table:table-cell office:value-type="string">
            <text:p>.\..\..\gfx\sprites\background\map_5.sprite</text:p>
          </table:table-cell>
          <table:table-cell office:value-type="float" office:value="607">
            <text:p>60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top2_l</text:p>
          </table:table-cell>
          <table:table-cell office:value-type="string">
            <text:p>.\..\..\gfx\sprites\background\map_5.sprite</text:p>
          </table:table-cell>
          <table:table-cell office:value-type="float" office:value="608">
            <text:p>60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top2_r</text:p>
          </table:table-cell>
          <table:table-cell office:value-type="string">
            <text:p>.\..\..\gfx\sprites\background\map_5.sprite</text:p>
          </table:table-cell>
          <table:table-cell office:value-type="float" office:value="609">
            <text:p>60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lighttop1</text:p>
          </table:table-cell>
          <table:table-cell office:value-type="string">
            <text:p>.\..\..\gfx\sprites\background\map_5.sprite</text:p>
          </table:table-cell>
          <table:table-cell office:value-type="float" office:value="610">
            <text:p>61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lighttop2</text:p>
          </table:table-cell>
          <table:table-cell office:value-type="string">
            <text:p>.\..\..\gfx\sprites\background\map_5.sprite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_stone</text:p>
          </table:table-cell>
          <table:table-cell office:value-type="string">
            <text:p>.\..\..\gfx\sprites\background\map_5.sprite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_flower1</text:p>
          </table:table-cell>
          <table:table-cell office:value-type="string">
            <text:p>.\..\..\gfx\sprites\background\map_5.sprite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_flower2</text:p>
          </table:table-cell>
          <table:table-cell office:value-type="string">
            <text:p>.\..\..\gfx\sprites\background\map_5.sprite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_flower3</text:p>
          </table:table-cell>
          <table:table-cell office:value-type="string">
            <text:p>.\..\..\gfx\sprites\background\map_5.sprite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rater1</text:p>
          </table:table-cell>
          <table:table-cell office:value-type="string">
            <text:p>.\..\..\gfx\sprites\background\map_5.sprite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rater2</text:p>
          </table:table-cell>
          <table:table-cell office:value-type="string">
            <text:p>.\..\..\gfx\sprites\background\map_5.sprite</text:p>
          </table:table-cell>
          <table:table-cell office:value-type="float" office:value="617">
            <text:p>617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ravel</text:p>
          </table:table-cell>
          <table:table-cell office:value-type="string">
            <text:p>.\..\..\gfx\sprites\background\map_5.sprite</text:p>
          </table:table-cell>
          <table:table-cell office:value-type="float" office:value="618">
            <text:p>618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ne1</text:p>
          </table:table-cell>
          <table:table-cell office:value-type="string">
            <text:p>.\..\..\gfx\sprites\background\map_5.sprite</text:p>
          </table:table-cell>
          <table:table-cell office:value-type="float" office:value="619">
            <text:p>619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ne2</text:p>
          </table:table-cell>
          <table:table-cell office:value-type="string">
            <text:p>.\..\..\gfx\sprites\background\map_5.sprite</text:p>
          </table:table-cell>
          <table:table-cell office:value-type="float" office:value="620">
            <text:p>620</text:p>
          </table:table-cell>
          <table:table-cell table:number-columns-repeated="2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ne3</text:p>
          </table:table-cell>
          <table:table-cell office:value-type="string">
            <text:p>.\..\..\gfx\sprites\background\map_5.sprite</text:p>
          </table:table-cell>
          <table:table-cell office:value-type="float" office:value="621">
            <text:p>621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back</text:p>
          </table:table-cell>
          <table:table-cell office:value-type="string">
            <text:p>.\..\..\gfx\sprites\background\map_5.sprite</text:p>
          </table:table-cell>
          <table:table-cell office:value-type="float" office:value="622">
            <text:p>622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road1</text:p>
          </table:table-cell>
          <table:table-cell office:value-type="string">
            <text:p>.\..\..\gfx\sprites\background\map_5.sprite</text:p>
          </table:table-cell>
          <table:table-cell office:value-type="float" office:value="623">
            <text:p>623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road2</text:p>
          </table:table-cell>
          <table:table-cell office:value-type="string">
            <text:p>.\..\..\gfx\sprites\background\map_5.sprite</text:p>
          </table:table-cell>
          <table:table-cell office:value-type="float" office:value="624">
            <text:p>624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cliff1_l</text:p>
          </table:table-cell>
          <table:table-cell office:value-type="string">
            <text:p>.\..\..\gfx\sprites\background\map_5.sprite</text:p>
          </table:table-cell>
          <table:table-cell office:value-type="float" office:value="625">
            <text:p>625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cliff1_r</text:p>
          </table:table-cell>
          <table:table-cell office:value-type="string">
            <text:p>.\..\..\gfx\sprites\background\map_5.sprite</text:p>
          </table:table-cell>
          <table:table-cell office:value-type="float" office:value="626">
            <text:p>626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cliff2_l</text:p>
          </table:table-cell>
          <table:table-cell office:value-type="string">
            <text:p>.\..\..\gfx\sprites\background\map_5.sprite</text:p>
          </table:table-cell>
          <table:table-cell office:value-type="float" office:value="627">
            <text:p>627</text:p>
          </table:table-cell>
          <table:table-cell table:number-columns-repeated="2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cliff2_r</text:p>
          </table:table-cell>
          <table:table-cell office:value-type="string">
            <text:p>.\..\..\gfx\sprites\background\map_5.sprite</text:p>
          </table:table-cell>
          <table:table-cell office:value-type="float" office:value="628">
            <text:p>628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tone_l</text:p>
          </table:table-cell>
          <table:table-cell office:value-type="string">
            <text:p>.\..\..\gfx\sprites\background\map_5.sprite</text:p>
          </table:table-cell>
          <table:table-cell office:value-type="float" office:value="629">
            <text:p>629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tone_r</text:p>
          </table:table-cell>
          <table:table-cell office:value-type="string">
            <text:p>.\..\..\gfx\sprites\background\map_5.sprite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1_l</text:p>
          </table:table-cell>
          <table:table-cell office:value-type="string">
            <text:p>.\..\..\gfx\sprites\background\map_5.sprite</text:p>
          </table:table-cell>
          <table:table-cell office:value-type="float" office:value="631">
            <text:p>631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1_r</text:p>
          </table:table-cell>
          <table:table-cell office:value-type="string">
            <text:p>.\..\..\gfx\sprites\background\map_5.sprite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2_up</text:p>
          </table:table-cell>
          <table:table-cell office:value-type="string">
            <text:p>.\..\..\gfx\sprites\background\map_5.sprite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2_down</text:p>
          </table:table-cell>
          <table:table-cell office:value-type="string">
            <text:p>.\..\..\gfx\sprites\background\map_5.sprite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3_up</text:p>
          </table:table-cell>
          <table:table-cell office:value-type="string">
            <text:p>.\..\..\gfx\sprites\background\map_5.sprite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5">
            <text:p>35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5">
            <text:p>3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3_down</text:p>
          </table:table-cell>
          <table:table-cell office:value-type="string">
            <text:p>.\..\..\gfx\sprites\background\map_5.sprite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exit</text:p>
          </table:table-cell>
          <table:table-cell office:value-type="string">
            <text:p>.\..\..\gfx\sprites\background\map_5.sprite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7">
            <text:p>37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7">
            <text:p>3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_L</text:p>
          </table:table-cell>
          <table:table-cell office:value-type="string">
            <text:p>.\..\..\gfx\sprites\background\map_5.sprite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8">
            <text:p>38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_R</text:p>
          </table:table-cell>
          <table:table-cell office:value-type="string">
            <text:p>.\..\..\gfx\sprites\background\map_5.sprite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flower1</text:p>
          </table:table-cell>
          <table:table-cell office:value-type="string">
            <text:p>.\..\..\gfx\sprites\background\map_5.sprite</text:p>
          </table:table-cell>
          <table:table-cell office:value-type="float" office:value="640">
            <text:p>640</text:p>
          </table:table-cell>
          <table:table-cell table:number-columns-repeated="2" office:value-type="float" office:value="40">
            <text:p>40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flower2</text:p>
          </table:table-cell>
          <table:table-cell office:value-type="string">
            <text:p>.\..\..\gfx\sprites\background\map_5.sprite</text:p>
          </table:table-cell>
          <table:table-cell office:value-type="float" office:value="641">
            <text:p>641</text:p>
          </table:table-cell>
          <table:table-cell table:number-columns-repeated="2" office:value-type="float" office:value="41">
            <text:p>41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crater1</text:p>
          </table:table-cell>
          <table:table-cell office:value-type="string">
            <text:p>.\..\..\gfx\sprites\background\map_5.sprite</text:p>
          </table:table-cell>
          <table:table-cell office:value-type="float" office:value="642">
            <text:p>642</text:p>
          </table:table-cell>
          <table:table-cell table:number-columns-repeated="2" office:value-type="float" office:value="42">
            <text:p>42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</text:p>
          </table:table-cell>
          <table:table-cell office:value-type="string">
            <text:p>.\..\..\gfx\sprites\background\map_5.sprite</text:p>
          </table:table-cell>
          <table:table-cell office:value-type="float" office:value="643">
            <text:p>643</text:p>
          </table:table-cell>
          <table:table-cell table:number-columns-repeated="2" office:value-type="float" office:value="43">
            <text:p>43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3">
            <text:p>4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downexit</text:p>
          </table:table-cell>
          <table:table-cell office:value-type="string">
            <text:p>.\..\..\gfx\sprites\background\map_5.sprite</text:p>
          </table:table-cell>
          <table:table-cell office:value-type="float" office:value="644">
            <text:p>644</text:p>
          </table:table-cell>
          <table:table-cell table:number-columns-repeated="2" office:value-type="float" office:value="44">
            <text:p>44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downexit_red</text:p>
          </table:table-cell>
          <table:table-cell office:value-type="string">
            <text:p>.\..\..\gfx\sprites\background\map_5.sprite</text:p>
          </table:table-cell>
          <table:table-cell office:value-type="float" office:value="645">
            <text:p>645</text:p>
          </table:table-cell>
          <table:table-cell table:number-columns-repeated="2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back1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0">
            <text:p>70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back2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1">
            <text:p>701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1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2">
            <text:p>702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1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3">
            <text:p>703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2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4">
            <text:p>704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2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5">
            <text:p>705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3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6">
            <text:p>706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3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7">
            <text:p>707</text:p>
          </table:table-cell>
          <table:table-cell table:number-columns-repeated="2" table:style-name="Default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4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8">
            <text:p>708</text:p>
          </table:table-cell>
          <table:table-cell table:number-columns-repeated="2" table:style-name="Default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4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9">
            <text:p>709</text:p>
          </table:table-cell>
          <table:table-cell table:number-columns-repeated="2" table:style-name="Default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5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0">
            <text:p>710</text:p>
          </table:table-cell>
          <table:table-cell table:number-columns-repeated="2" table:style-name="Default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5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1">
            <text:p>711</text:p>
          </table:table-cell>
          <table:table-cell table:number-columns-repeated="2" table:style-name="Default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6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2">
            <text:p>712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6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3">
            <text:p>713</text:p>
          </table:table-cell>
          <table:table-cell table:number-columns-repeated="2" table:style-name="Default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fi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4">
            <text:p>714</text:p>
          </table:table-cell>
          <table:table-cell table:number-columns-repeated="2" table:style-name="Default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exit0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5">
            <text:p>715</text:p>
          </table:table-cell>
          <table:table-cell table:number-columns-repeated="2" table:style-name="Default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7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6">
            <text:p>716</text:p>
          </table:table-cell>
          <table:table-cell table:number-columns-repeated="2" table:style-name="Default" office:value-type="float" office:value="16">
            <text:p>16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tone8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7">
            <text:p>717</text:p>
          </table:table-cell>
          <table:table-cell table:number-columns-repeated="2" table:style-name="Default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Normal_5f_" style:display-name="Normal_" style:family="table-cell" style:parent-style-name="Default">
      <style:table-cell-properties style:vertical-align="bottom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2009-04-09</text:date>, <text:time>13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6-12-14T14:26:19</meta:creation-date>
    <dc:date>2009-04-09T13:43:42</dc:date>
    <dc:language>en-GB</dc:language>
    <meta:editing-cycles>25</meta:editing-cycles>
    <meta:editing-duration>PT4H21M58S</meta:editing-duration>
    <meta:user-defined meta:name="Info 2"/>
    <meta:user-defined meta:name="Info 3"/>
    <meta:user-defined meta:name="Info 4"/>
    <meta:user-defined meta:name="Version">11.6568</meta:user-defined>
    <meta:document-statistic meta:table-count="1" meta:cell-count="648"/>
  </office:meta>
</office:document-meta>
</file>